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" svg:font-family="Lucida"/>
    <style:font-face style:name="lucida" svg:font-family="lucid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91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46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" fo:font-size="15pt" style:font-size-asian="15pt" style:font-size-complex="15pt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ff00"/>
      <style:text-properties style:font-name="Lucida" fo:font-size="14pt" style:font-size-asian="14pt" style:font-size-complex="14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ccff00"/>
      <style:text-properties style:font-name="Lucida" fo:font-size="14pt" style:font-size-asian="14pt" style:font-size-complex="14pt"/>
    </style:style>
    <style:style style:name="ce10" style:family="table-cell" style:parent-style-name="Default">
      <style:text-properties style:text-outline="false" style:text-line-through-style="none" style:text-line-through-type="none" style:font-name="lucid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ucid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28b22" style:text-outline="false" style:text-line-through-style="none" style:text-line-through-type="none" style:font-name="lucid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ff" style:text-outline="false" style:text-line-through-style="none" style:text-line-through-type="none" style:font-name="lucid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  <style:text-properties fo:color="#0000ff" style:text-outline="false" style:text-line-through-style="none" style:text-line-through-type="none" style:font-name="lucid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ucida" fo:font-size="14pt" style:font-size-asian="14pt" style:font-size-complex="14pt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font-name="Lucida" fo:font-size="14pt" style:font-size-asian="14pt" style:font-size-complex="14pt"/>
    </style:style>
    <style:style style:name="T1" style:family="text">
      <style:text-properties fo:color="#0000ff" style:font-name="lucida" fo:font-size="14pt" style:font-name-asian="lucida" style:font-name-complex="lucida" style:font-size-asian="14pt" style:font-size-complex="14pt"/>
    </style:style>
    <style:style style:name="T2" style:family="text">
      <style:text-properties style:font-name="lucida" fo:font-size="14pt" style:font-name-asian="lucida" style:font-name-complex="lucida" style:font-size-asian="14pt" style:font-size-complex="14pt" fo:color="#000000"/>
    </style:style>
    <style:style style:name="T3" style:family="text">
      <style:text-properties style:font-name="lucida" fo:font-size="14pt" style:font-name-asian="lucida" style:font-name-complex="lucida" style:font-size-asian="14pt" style:font-size-complex="14pt" fo:color="#0000ff"/>
    </style:style>
    <style:style style:name="T4" style:family="text">
      <style:text-properties fo:color="#000000" style:font-name="lucida" fo:font-size="14pt" style:font-name-asian="lucida" style:font-name-complex="lucida" style:font-size-asian="14pt" style:font-size-complex="14pt"/>
    </style:style>
    <style:style style:name="T5" style:family="text">
      <style:text-properties style:font-name="lucida" fo:font-size="14pt" style:font-name-asian="lucida" style:font-name-complex="lucida" style:font-size-asian="14pt" style:font-size-complex="14pt" fo:color="#228b22"/>
    </style:style>
  </office:automatic-styles>
  <office:body>
    <office:spreadsheet>
      <table:calculation-settings table:automatic-find-labels="false"/>
      <table:table table:name="GDAHJ cost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3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Operation count for <text:s/>GDAHJ used in {CRBAvsGDAHJ_print_results.cpp}</text:p>
          </table:table-cell>
          <table:covered-table-cell table:number-columns-repeated="10"/>
          <table:covered-table-cell table:style-name="ce7"/>
          <table:covered-table-cell table:style-name="ce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Total cost of: (3n2+88n-3) mul+(2,5n2+94,5n-18) add</text:p>
          </table:table-cell>
          <table:covered-table-cell table:number-columns-repeated="10"/>
          <table:covered-table-cell table:style-name="ce7"/>
          <table:covered-table-cell table:style-name="ce9"/>
          <table:table-cell table:number-columns-repeated="1011"/>
        </table:table-row>
        <table:table-row table:style-name="ro1">
          <table:table-cell table:style-name="ce1"/>
          <table:table-cell table:number-columns-repeated="7"/>
          <table:table-cell table:style-name="ce5" office:value-type="string" calcext:value-type="string" table:number-columns-spanned="6" table:number-rows-spanned="1">
            <text:p>Coefficients</text:p>
          </table:table-cell>
          <table:covered-table-cell table:number-columns-repeated="2"/>
          <table:covered-table-cell table:style-name="ce7"/>
          <table:covered-table-cell table:style-name="ce9"/>
          <table:covered-table-cell/>
          <table:table-cell table:number-columns-repeated="1010"/>
        </table:table-row>
        <table:table-row table:style-name="ro2">
          <table:table-cell table:number-columns-repeated="8"/>
          <table:table-cell office:value-type="string" calcext:value-type="string">
            <text:p>Mu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Add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number-columns-repeated="2" office:value-type="string" calcext:value-type="string">
            <text:p>O(n2)</text:p>
          </table:table-cell>
          <table:table-cell table:number-columns-repeated="2" office:value-type="string" calcext:value-type="string">
            <text:p>O(n)</text:p>
          </table:table-cell>
          <table:table-cell table:number-columns-repeated="2" office:value-type="string" calcext:value-type="string">
            <text:p>Zero ord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id get_A_GDAHJ(int NDO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/*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 GDAHJ code implement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 <text:s/>Created on: 17/May/20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 <text:s text:c="5"/>Author: Mohammad SAFEE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 Following code defines a function that calculates the mass matrix o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 the manipulator using GDAHJ algorithm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*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t DOFplusOne = NDOF + 1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// Declare some variabl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li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pcii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pci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sigmamkpck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Di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kjpj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Ci[4]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Ei[4][4][MAX_DimentionPlusOne + 1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// Calculate (s) vectors Qtilde'*e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s[3][4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Irot[4][4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// initiate accumulators with zer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r (int count = 0; count &lt; MAX_DimentionPlusOne; count++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 (int i = 0; i &lt; 4; i++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li[i][count] = 0.0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cii[i][count] = 0.0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ci[i][count] = 0.0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igmamkpck[i][count] = 0.0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i[i][count] = 0.0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jpj[i][count] = 0.0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or (int j = 0; j &lt; 4; j+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Ci[i][j][count] = 0.0;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i[i][j][count] = 0.0;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or (int i = 0; i &lt; 4; i++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 (int j = 0; j &lt; 4; j++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Ei[i][j][MAX_DimentionPlusOne] = 0.0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// Rotate inertia tenso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r (int kkk = NDOF; kkk &gt; 0; kkk--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/ In following the cost is 12 add + 18 mu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or (int i = 1; i &lt; 3; i++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for (int j = 1; j &lt; 4; j+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s[i][j] = Tgdahj[j][1][kkk] * Icii_Qtilde[1][i][kkk]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+ Tgdahj[j][2][kkk] * Icii_Qtilde[2][i][kkk] +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Tgdahj[j][3][kkk] * Icii_Qtilde[3][i][kkk]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or (int i = 1; i &lt; 3; i++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for (int j = i; j &lt; 4; j+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Irot[i][j] = s[1][i] * s[1][j] + s[2][i] * s[2][j];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/ In following the cost is 2 ad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rot[1][1] = Icii_mini_eig[kkk] + Irot[1][1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Irot[2][2] = Icii_mini_eig[kkk] + Irot[2][2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/ In total cost is 19 add + 28 mu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i[1][1][kkk] = Ei[1][1][kkk + 1] + Irot[1][1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i[1][2][kkk] = Ei[1][2][kkk + 1] + Irot[1][2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i[1][3][kkk] = Ei[1][3][kkk + 1] + Irot[1][3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i[2][2][kkk] = Ei[2][2][kkk + 1] + Irot[2][2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i[2][3][kkk] = Ei[2][3][kkk + 1] + Irot[2][3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i[3][3][kkk] = sum_of_traces[kkk] - Ei[1][1][kkk] - Ei[2][2][kkk];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i[2][1][kkk] = Ei[1][2][kkk]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i[3][1][kkk] = Ei[1][3][kkk]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i[3][2][kkk] = Ei[2][3][kkk]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//// variables initi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r (int i = NDOF; i &gt; 0; i--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cii[1][i] = Tgdahj[1][1][i] * Pcii[1][i] + Tgdahj[1][2][i] * Pcii[2][i] + Tgdahj[1][3][i] * Pcii[3][i];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cii[2][i] = Tgdahj[2][1][i] * Pcii[1][i] + Tgdahj[2][2][i] * Pcii[2][i] + Tgdahj[2][3][i] * Pcii[3][i];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cii[3][i] = Tgdahj[3][1][i] * Pcii[1][i] + Tgdahj[3][2][i] * Pcii[2][i] + Tgdahj[3][3][i] * Pcii[3][i];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ci[1][i] = Tgdahj[1][4][i] + pcii[1][i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ci[2][i] = Tgdahj[2][4][i] + pcii[2][i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ci[3][i] = Tgdahj[3][4][i] + pcii[3][i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jpj[1][i] = Tgdahj[2][3][i] * Tgdahj[3][4][i] - Tgdahj[3][3][i] * Tgdahj[2][4][i];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kjpj[2][i] = Tgdahj[3][3][i] * Tgdahj[1][4][i] - Tgdahj[1][3][i] * Tgdahj[3][4][i];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kjpj[3][i] = Tgdahj[1][3][i] * Tgdahj[2][4][i] - Tgdahj[2][3][i] * Tgdahj[1][4][i];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//// Other variables initi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mciipcii[4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r (int i = NDOF - 1; i &gt; 0; i--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li[1][i] = Tgdahj[1][4][i + 1] - Tgdahj[1][4][i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li[2][i] = Tgdahj[2][4][i + 1] - Tgdahj[2][4][i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li[3][i] = Tgdahj[3][4][i + 1] - Tgdahj[3][4][i];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igmamkpck[1][i] = sigmamkpck[1][i + 1] + mcii[i + 1] * pci[1][i + 1];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sigmamkpck[2][i] = sigmamkpck[2][i + 1] + mcii[i + 1] * pci[2][i + 1];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sigmamkpck[3][i] = sigmamkpck[3][i + 1] + mcii[i + 1] * pci[3][i + 1];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ciipcii[1] = neg_mcii[NDOF] * pcii[1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ciipcii[2] = neg_mcii[NDOF] * pcii[2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ciipcii[3] = neg_mcii[NDOF] * pcii[3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ouble d11, d22, d33, b11, b22, b33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11 = mciipcii[1] * pci[1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22 = mciipcii[2] * pci[2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33 = mciipcii[3] * pci[3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11 = li[1][NDOF] * sigmamkpck[1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b22 = li[2][NDOF] * sigmamkpck[2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b33 = li[3][NDOF] * sigmamkpck[3][NDOF]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i[1][1][NDOF] = b33 + b22 - d33 - d22;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2][1][NDOF] = mciipcii[1] * pci[2][NDOF] - li[1][NDOF] * sigmamkpck[2][NDOF];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3][1][NDOF] = mciipcii[1] * pci[3][NDOF] - li[1][NDOF] * sigmamkpck[3][NDOF];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1][2][NDOF] = mciipcii[2] * pci[1][NDOF] - li[2][NDOF] * sigmamkpck[1][NDOF];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2][2][NDOF] = b33 + b11 - d33 - d11;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3][2][NDOF] = mciipcii[2] * pci[3][NDOF] - li[2][NDOF] * sigmamkpck[3][NDOF];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1][3][NDOF] = mciipcii[3] * pci[1][NDOF] - li[3][NDOF] * sigmamkpck[1][NDOF];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2][3][NDOF] = mciipcii[3] * pci[2][NDOF] - li[3][NDOF] * sigmamkpck[2][NDOF];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i[3][3][NDOF] = b22 + b11 - d22 - d11;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[1][NDOF] = mciipcii[1] - sigmamk[NDOF] * li[1][NDOF];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i[2][NDOF] = mciipcii[2] - sigmamk[NDOF] * li[2][NDOF];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i[3][NDOF] = mciipcii[3] - sigmamk[NDOF] * li[3][NDOF];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or (int i = NDOF - 1; i &gt; 0; i--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ciipcii[1] = neg_mcii[i] * pcii[1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ciipcii[2] = neg_mcii[i] * pcii[2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ciipcii[3] = neg_mcii[i] * pcii[3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11 = mciipcii[1] * pci[1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-1*[.K157]"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22 = mciipcii[2] * pci[2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-1*[.K158]"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33 = mciipcii[3] * pci[3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-1*[.K159]"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11 = li[1][i] * sigmamkpck[1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-1*[.K161]"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b22 = li[2][i] * sigmamkpck[2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-1*[.K162]"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b33 = li[3][i] * sigmamkpck[3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-1*[.K163]" office:value-type="float" office:value="-1" calcext:value-type="float">
            <text:p>-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i[1][1][i] = Ci[1][1][i + 1] - d33 - d22 + b33 + b22;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table:formula="of:=-1*[.L165]" office:value-type="float" office:value="-4" calcext:value-type="float">
            <text:p>-4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2][1][i] = Ci[2][1][i + 1] + mciipcii[1] * pci[2][i] - li[1][i] * sigmamkpck[2][i];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formula="of:=-1*[.K166]" office:value-type="float" office:value="-2" calcext:value-type="float">
            <text:p>-2</text:p>
          </table:table-cell>
          <table:table-cell table:formula="of:=-1*[.L166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3][1][i] = Ci[3][1][i + 1] + mciipcii[1] * pci[3][i] - li[1][i] * sigmamkpck[3][i];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formula="of:=-1*[.K167]" office:value-type="float" office:value="-2" calcext:value-type="float">
            <text:p>-2</text:p>
          </table:table-cell>
          <table:table-cell table:formula="of:=-1*[.L167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1][2][i] = Ci[1][2][i + 1] + mciipcii[2] * pci[1][i] - li[2][i] * sigmamkpck[1][i];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formula="of:=-1*[.K168]" office:value-type="float" office:value="-2" calcext:value-type="float">
            <text:p>-2</text:p>
          </table:table-cell>
          <table:table-cell table:formula="of:=-1*[.L168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2][2][i] = Ci[2][2][i + 1] - d33 - d11 + b33 + b11;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table:formula="of:=-1*[.L169]" office:value-type="float" office:value="-4" calcext:value-type="float">
            <text:p>-4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3][2][i] = Ci[3][2][i + 1] + mciipcii[2] * pci[3][i] - li[2][i] * sigmamkpck[3][i];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formula="of:=-1*[.K170]" office:value-type="float" office:value="-2" calcext:value-type="float">
            <text:p>-2</text:p>
          </table:table-cell>
          <table:table-cell table:formula="of:=-1*[.L170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1][3][i] = Ci[1][3][i + 1] + mciipcii[3] * pci[1][i] - li[3][i] * sigmamkpck[1][i];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formula="of:=-1*[.K171]" office:value-type="float" office:value="-2" calcext:value-type="float">
            <text:p>-2</text:p>
          </table:table-cell>
          <table:table-cell table:formula="of:=-1*[.L171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2][3][i] = Ci[2][3][i + 1] + mciipcii[3] * pci[2][i] - li[3][i] * sigmamkpck[2][i];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formula="of:=-1*[.K172]" office:value-type="float" office:value="-2" calcext:value-type="float">
            <text:p>-2</text:p>
          </table:table-cell>
          <table:table-cell table:formula="of:=-1*[.L172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i[3][3][i] = Ci[3][3][i + 1] - d22 - d11 + b22 + b11;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table:formula="of:=-1*[.L173]" office:value-type="float" office:value="-4" calcext:value-type="float">
            <text:p>-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[1][i] = Di[1][i + 1] + mciipcii[1] - sigmamk[i] * li[1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-1*[.K175]" office:value-type="float" office:value="-1" calcext:value-type="float">
            <text:p>-1</text:p>
          </table:table-cell>
          <table:table-cell table:formula="of:=-1*[.L175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Di[2][i] = Di[2][i + 1] + mciipcii[2] - sigmamk[i] * li[2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-1*[.K176]" office:value-type="float" office:value="-1" calcext:value-type="float">
            <text:p>-1</text:p>
          </table:table-cell>
          <table:table-cell table:formula="of:=-1*[.L176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Di[3][i] = Di[3][i + 1] + mciipcii[3] - sigmamk[i] * li[3][i]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-1*[.K177]" office:value-type="float" office:value="-1" calcext:value-type="float">
            <text:p>-1</text:p>
          </table:table-cell>
          <table:table-cell table:formula="of:=-1*[.L177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// calculating the coefficient vector of the invarient momen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fi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ouble gi[4][MAX_DimentionPlusOne]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r (int i = NDOF; i &gt; 0; i--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i[1][i] = (Ci[1][1][i] + Ei[1][1][i]) * Tgdahj[1][3][i] + (Ci[2][1][i] + Ei[2][1][i]) * Tgdahj[2][3][i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+ (Ci[3][1][i] + Ei[3][1][i]) * Tgdahj[3][3][i]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i[2][i] = (Ci[1][2][i] + Ei[1][2][i]) * Tgdahj[1][3][i] + (Ci[2][2][i] + Ei[2][2][i]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* Tgdahj[2][3][i] + (Ci[3][2][i] + Ei[3][2][i]) * Tgdahj[3][3][i];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i[3][i] = (Ci[1][3][i] + Ei[1][3][i]) * Tgdahj[1][3][i] + (Ci[2][3][i] + Ei[2][3][i]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* Tgdahj[2][3][i] + (Ci[3][3][i] + Ei[3][3][i]) * Tgdahj[3][3][i];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i[1][i] = Tgdahj[2][3][i] * Di[3][i] - Tgdahj[3][3][i] * Di[2][i];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i[2][i] = Tgdahj[3][3][i] * Di[1][i] - Tgdahj[1][3][i] * Di[3][i];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i[3][i] = Tgdahj[1][3][i] * Di[2][i] - Tgdahj[2][3][i] * Di[1][i];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Cost of first order loop, coefficients of term n</text:p>
          </table:table-cell>
          <table:table-cell table:style-name="ce2" table:number-columns-repeated="6"/>
          <table:table-cell table:number-columns-repeated="2"/>
          <table:table-cell table:formula="of:=SUM([.K68:.K194])" office:value-type="float" office:value="85" calcext:value-type="float">
            <text:p>85</text:p>
          </table:table-cell>
          <table:table-cell table:style-name="ce2" table:formula="of:=SUM([.L68:.L194])" office:value-type="float" office:value="92" calcext:value-type="float">
            <text:p>92</text:p>
          </table:table-cell>
          <table:table-cell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Cost of order 0</text:p>
          </table:table-cell>
          <table:table-cell table:style-name="ce2" table:number-columns-repeated="6"/>
          <table:table-cell table:number-columns-repeated="3"/>
          <table:table-cell table:style-name="ce2"/>
          <table:table-cell table:number-columns-repeated="2"/>
          <table:table-cell table:style-name="ce2" table:number-columns-repeated="1010"/>
        </table:table-row>
        <table:table-row table:style-name="ro2">
          <table:table-cell/>
          <table:table-cell office:value-type="string" calcext:value-type="string">
            <text:p>// calculating the inertia tensor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Following nested loop is of contains O(n2), with an itrations of n(n+1)/2</text:p>
          </table:table-cell>
          <table:table-cell table:style-name="ce2" table:number-columns-repeated="6"/>
          <table:table-cell table:number-columns-repeated="3"/>
          <table:table-cell table:style-name="ce2"/>
          <table:table-cell table:number-columns-repeated="2"/>
          <table:table-cell table:style-name="ce2" table:number-columns-repeated="1010"/>
        </table:table-row>
        <table:table-row table:style-name="ro2">
          <table:table-cell/>
          <table:table-cell office:value-type="string" calcext:value-type="string">
            <text:p>for (int i = 1; i &lt; (NDOF + 1); i++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 (int j = 1; j &lt; i + 1; j++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A_GDAHJ[i][j] = Tgdahj[1][3][j] * fi[1][i]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+ Tgdahj[2][3][j] * fi[2][i] + Tgdahj[3][3][j] * fi[3][i] +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kjpj[1][j] * gi[1][i]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+ kjpj[2][j] * gi[2][i] + kjpj[3][j] * gi[3][i];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A_GDAHJ[j][i] = A_GDAHJ[i][j]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Total cost of order n2</text:p>
          </table:table-cell>
          <table:table-cell table:style-name="ce2" table:number-columns-repeated="6"/>
          <table:table-cell table:style-name="ce6" table:formula="of:=SUM([.I205:.I208])/2" office:value-type="float" office:value="3" calcext:value-type="float">
            <text:p>3</text:p>
          </table:table-cell>
          <table:table-cell table:style-name="ce6" table:formula="of:=SUM([.J205:.J208])/2" office:value-type="float" office:value="2.5" calcext:value-type="float">
            <text:p>2,5</text:p>
          </table:table-cell>
          <table:table-cell table:style-name="ce6" table:number-columns-repeated="4"/>
          <table:table-cell table:style-name="ce2" table:number-columns-repeated="1010"/>
        </table:table-row>
        <table:table-row table:style-name="ro2">
          <table:table-cell table:style-name="ce3"/>
          <table:table-cell table:style-name="ce3" office:value-type="string" calcext:value-type="string">
            <text:p>Total cost of order n</text:p>
          </table:table-cell>
          <table:table-cell table:style-name="ce3" table:number-columns-repeated="6"/>
          <table:table-cell table:style-name="ce6" table:number-columns-repeated="2"/>
          <table:table-cell table:style-name="ce6" table:formula="of:=SUM([.K67:.K208])/2" office:value-type="float" office:value="88" calcext:value-type="float">
            <text:p>88</text:p>
          </table:table-cell>
          <table:table-cell table:style-name="ce6" table:formula="of:=SUM([.L67:.L208])/2" office:value-type="float" office:value="94.5" calcext:value-type="float">
            <text:p>94,5</text:p>
          </table:table-cell>
          <table:table-cell table:style-name="ce6" table:number-columns-repeated="2"/>
          <table:table-cell table:style-name="ce3" table:number-columns-repeated="1010"/>
        </table:table-row>
        <table:table-row table:style-name="ro2">
          <table:table-cell table:style-name="ce4"/>
          <table:table-cell table:style-name="ce4" office:value-type="string" calcext:value-type="string">
            <text:p>Order zero cost</text:p>
          </table:table-cell>
          <table:table-cell table:style-name="ce4" table:number-columns-repeated="6"/>
          <table:table-cell table:style-name="ce6" table:number-columns-repeated="4"/>
          <table:table-cell table:style-name="ce6" table:formula="of:=SUM([.M68:.M209])" office:value-type="float" office:value="-3" calcext:value-type="float">
            <text:p>-3</text:p>
          </table:table-cell>
          <table:table-cell table:style-name="ce6" table:formula="of:=SUM([.N67:.N209])" office:value-type="float" office:value="-18" calcext:value-type="float">
            <text:p>-18</text:p>
          </table:table-cell>
          <table:table-cell table:style-name="ce4" table:number-columns-repeated="101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BA cost" table:style-name="ta1">
        <table:table-column table:style-name="co1" table:number-columns-repeated="10" table:default-cell-style-name="Default"/>
        <table:table-column table:style-name="co1" table:number-columns-repeated="2" table:default-cell-style-name="ce7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Operation count for CRBA method used in {CRBAvsGDAHJ_print_results.cpp}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Total cost of: (10n2+23n-33) mul+(6n2+36n-42) add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This is a bit different from minimal cost reported in [1]: (10n2+22n-32) mul+(6n2+37n-43) add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[1] R. Featherstone, “Rigid Body Dynamics Algorithms” Springer 2018, Table 10.1 P 202.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number-columns-repeated="10"/>
          <table:table-cell office:value-type="string" calcext:value-type="string">
            <text:p>Num of operations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table:style-name="ce10" office:value-type="string" calcext:value-type="string">
            <text:p><text:span text:style-name="T1">function</text:span><text:span text:style-name="T2">  [H] = CRBA_minimalCost_10( model,ct,st,ca,sa,csa,s2a,</text:span><text:span text:style-name="T3">...</text:span></text:p>
          </table:table-cell>
          <table:table-cell table:number-columns-repeated="9"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Add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p2csa,p1_2s2a,sigmam,am,a,d,ndf)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% About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A matlab implementation of: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Featherstone's (CRBA) with all effeciency tricks as described in the book <text:s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"Rigid Body Dynamics Algorithms", Springer, 2008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The implemented code acheives a minimal cost of: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(10n2+22n-32) mul + (6n2+37n-43) add, where: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n: is the number of degrees of freedom of serially linked robots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n2: is square of n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mul: stands for multiplication floating point operation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add: stands for addition floating point operation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Written by: Mohammad SAFEEA, 3rd Abril 2019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% Areguments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model: is the robot tree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ct: is the cosine of robot joint angles, or cos(q)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st: is the sine of robot joint angles, or sin(q)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ca: is the cosine of robot twist angles, or cos(alfa)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sa: is the sine of robot twist angles, or sin(alfa)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csa,s2a,p2csa,p1_2s2a,sigmam,am : are all constants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for a particular manipulator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a: is (a) parameters from modified DH parameters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d: is (d) parameters from modified DH parameters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ndf: is the number of degrees of freedom of the robot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% Returned value: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H: is the mass matrix of the robot.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EZET=zeros(6,1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Ey=zeros(3,1);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some precalculations of cos(alfa)*sin(alfa) and sin(alfa)^2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IC=model.I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% Composite inertia calculation, O(n) part of the algorithm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1">for</text:span><text:span text:style-name="T2"> i = ndf:-1:2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inertia vector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Ivec=IC{i}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<text:s text:c="4"/>%% To calculate the articulated rigid bodies inertias, tow 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scre transforms are required: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The cost of each is 16 mul +15 add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Discribtion is available page 249, feathersotnes book,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Appindex A.4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<text:s text:c="4"/>%% First transform: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In this case the transofr is: 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Xrotz(q(i))*Xtrans([0,0,d(i)])'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------------------------------------------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vector h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h=Ivec(7:9)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calculate vetor y,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y=h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y(3)=y(3)+Ivec(10)*d(i); </text:span><text:span text:style-name="T5">% description is at end of page 248, sign flipped </text:span>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due to Modefied DH convention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calculate Matrix Z: 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description is at end of page 248, sign flipped due to Modefied DH convention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z=Ivec(1:6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temp=d(i)*(h(3)+y(3)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1)=z(1)+temp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2)=z(2)+temp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5)=z(5)-d(i)*h(1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6)=z(6)-d(i)*h(2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rotate I_hat matrix around Z axis 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equations are described at page 255 of the book, 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section title "Rotation of a Symmetric Matrix about a Coordinate Axis"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cs=ct(i)*st(i);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<text:s text:c="4"/>s2=st(i)*st(i);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<text:s text:c="4"/>p2cs=cs+cs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p1_2s2=1-s2-s2;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temp=z(2)-z(1)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alfa_z=s2*temp-p2cs*z(4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beta_z=p1_2s2*z(4)-cs*temp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1)=z(1)+alfa_z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2)=z(2)-alfa_z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3)=z(3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EZET(4)=beta_z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EZET(5)=ct(i)*z(5)-st(i)*z(6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6)=ct(i)*z(6)+st(i)*z(5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4">    </text:span><text:span text:style-name="T5">% 2nd rotate y vector around Z axis with angle q(i)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Ey(1)=ct(i)*y(1)-st(i)*y(2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y(2)=st(i)*y(1)+ct(i)*y(2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y(3)=y(3)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stor in Ivec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Ivec=[EZET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8"/>Ey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8"/>Ivec(10)]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<text:s text:c="4"/>%% Second transform: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Xrotx(alfa(i)) * Xtrans([a(i),0,0])'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------------------------------------------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vector h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h=Ivec(7:9)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calculate vetor y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y=h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y(1)=y(1)+am(i)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2" office:value-type="string" calcext:value-type="string">
            <text:p>% <text:s text:c="4"/>y(1)=y(1)+Ivec(10)*a(i)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calculate Matrix Z: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z=Ivec(1:6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temp=a(i)*(h(1)+y(1)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2)=z(2)+temp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3)=z(3)+temp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4)=z(4)-a(i)*h(2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z(5)=z(5)-a(i)*h(3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rotate I_hat amtrix around X axis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1st rotate Z matrix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temp=z(3)-z(2)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alfa_x=s2a(i)*temp-p2csa(i)*z(6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beta_x=p1_2s2a(i)*z(6)-csa(i)*temp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1)=z(1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EZET(2)=z(2)+alfa_x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3)=z(3)-alfa_x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4)=ca(i)*z(4)-sa(i)*z(5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5)=ca(i)*z(5)+sa(i)*z(4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ZET(6)=beta_x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2nd rotate y vector around X axis with angle alfa(i)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Ey(1)=y(1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Ey(2)=ca(i)*y(2)-sa(i)*y(3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Ey(3)=sa(i)*y(2)+ca(i)*y(3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span text:style-name="T4">    </text:span><text:span text:style-name="T5">% stor in Ivec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Ivec=[EZET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8"/>Ey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8"/>Ivec(10)]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<text:s text:c="4"/>%% Calculate the composite rigid bodies inertia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IC{i-1}(1:9) = IC{i-1}(1:9) + Ivec(1:9);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IC{i-1}(10)=sigmam(i-1);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% Previous optimized code is equivelent to the following 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two compact statements: <text:s text:c="2"/>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<text:s text:c="4"/>Tf{i}=Xrotx(alfa(i))*Xtrans([a(i),0,0])'*Xrotz(q(i))*Xtrans([0,0,d(i)])';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% <text:s text:c="4"/>IC{i-1} = IC{i-1} + Tf{i}*IC{i}*Tf{i}';</text:p>
          </table:table-cell>
          <table:table-cell table:number-columns-repeated="1023"/>
        </table:table-row>
        <table:table-row table:style-name="ro4">
          <table:table-cell table:style-name="ce13" office:value-type="string" calcext:value-type="string">
            <text:p>end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Cost of first order, coefficients term of (n-1)</text:p>
          </table:table-cell>
          <table:table-cell table:style-name="ce8" table:number-columns-repeated="9"/>
          <table:table-cell table:style-name="ce16" table:formula="of:=SUM([.K25:.K138])" office:value-type="float" office:value="33" calcext:value-type="float">
            <text:p>33</text:p>
          </table:table-cell>
          <table:table-cell table:style-name="ce16" table:formula="of:=SUM([.L25:.L138])" office:value-type="float" office:value="42" calcext:value-type="float">
            <text:p>42</text:p>
          </table:table-cell>
          <table:table-cell table:style-name="ce8" table:number-columns-repeated="1012"/>
        </table:table-row>
        <table:table-row table:style-name="ro4">
          <table:table-cell table:style-name="ce13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H = zeros(ndf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/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1">for</text:span><text:span text:style-name="T2"> i = 1:ndf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H(i,i) = IC{i}(3) 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j = i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mx=IC{i}(5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my=IC{i}(6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mz=IC{i}(3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fx=-IC{i}(8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fy=IC{i}(7)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2"/>fz=0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</text:span><text:span text:style-name="T3">while</text:span><text:span text:style-name="T2"> model.parent(j) &gt; 0</text:span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temp1=mx-fy*d(j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temp2=my+fx*d(j)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mx1=ct(j)*temp1-st(j)*temp2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my1=ct(j)*temp2+st(j)*temp1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mz1=mz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x1=fx*ct(j)-fy*st(j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fy1=fx*st(j)+fy*ct(j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fz1=fz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mx=mx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my=my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mz=mz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x=fx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y=fy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z=fz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mx1=mx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temp1=mz+a(j)*fy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temp2=my-a(j)*fz;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my1=-sa(j)*temp1+ca(j)*temp2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mz1=sa(j)*temp2+ca(j)*temp1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fx1=fx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y1=ca(j)*fy-sa(j)*fz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fz1=fy*sa(j)+fz*ca(j)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<text:s text:c="4"/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j = model.parent(j); <text:s text:c="3"/>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H(i,j) = mz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H(j,i) = mz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mx=mx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my=my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mz=mz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x=fx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y=fy1;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<text:s text:c="4"/>fz=fz1;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span text:style-name="T4">  </text:span><text:span text:style-name="T3">end</text:span></text:p>
          </table:table-cell>
          <table:table-cell table:number-columns-repeated="1023"/>
        </table:table-row>
        <table:table-row table:style-name="ro4">
          <table:table-cell table:style-name="ce13" office:value-type="string" calcext:value-type="string">
            <text:p>end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4" office:value-type="string" calcext:value-type="string">
            <text:p>Cost of nested loop, coefficients of term n*(n-1)/2</text:p>
          </table:table-cell>
          <table:table-cell table:style-name="ce7" table:number-columns-repeated="9"/>
          <table:table-cell table:style-name="ce16" table:formula="of:=SUM([.K146:.K188])" office:value-type="float" office:value="20" calcext:value-type="float">
            <text:p>20</text:p>
          </table:table-cell>
          <table:table-cell table:style-name="ce16" table:formula="of:=SUM([.L146:.L188])" office:value-type="float" office:value="12" calcext:value-type="float">
            <text:p>12</text:p>
          </table:table-cell>
          <table:table-cell table:style-name="ce7" table:number-columns-repeated="1012"/>
        </table:table-row>
        <table:table-row table:style-name="ro4" table:number-rows-repeated="10483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" svg:font-family="Lucida"/>
    <style:font-face style:name="lucida" svg:font-family="lucid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-00-0000</text:date>, <text:time style:data-style-name="N2" text:time-value="23:58:17.126966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8:38:38.111966509</meta:creation-date>
    <dc:date>2019-05-20T00:04:43.933319700</dc:date>
    <meta:editing-duration>PT1H18M33S</meta:editing-duration>
    <meta:editing-cycles>40</meta:editing-cycles>
    <meta:generator>LibreOffice/5.1.6.2$Linux_X86_64 LibreOffice_project/10m0$Build-2</meta:generator>
    <meta:document-statistic meta:table-count="2" meta:cell-count="650" meta:object-count="0"/>
  </office:meta>
</office:document-meta>
</file>